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64000000384AC13173CB8307B95.png" manifest:media-type="image/png"/>
  <manifest:file-entry manifest:full-path="Pictures/1000020100000640000003841B5288D364ED5578.png" manifest:media-type="image/png"/>
  <manifest:file-entry manifest:full-path="Pictures/1000020100000640000003849AA0819E97791921.png" manifest:media-type="image/png"/>
  <manifest:file-entry manifest:full-path="Pictures/100000000000025D0000015426B5A35D0DE10F9B.png" manifest:media-type="image/png"/>
  <manifest:file-entry manifest:full-path="Pictures/1000020100000640000003849DBB478C23325B8E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a87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791in, 8.4228in, 4.78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618in, 6.9189in, 5.23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61in, 6.8402in, 4.62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283in, 6.6335in, 4.65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6" draw:name="Object1" text:anchor-type="paragraph" svg:width="5.8319in" svg:height="3.280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6" draw:name="Object2" text:anchor-type="paragraph" svg:width="5.4882in" svg:height="3.086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2992in" svg:height="3.5429in" draw:z-index="2"><draw:image xlink:href="Pictures/100000000000025D0000015426B5A35D0DE10F9B.png" xlink:type="simple" xlink:show="embed" xlink:actuate="onLoad" loext:mime-type="image/png"/></draw:frame><draw:frame draw:style-name="fr2" draw:name="Image2" text:anchor-type="paragraph" svg:x="0.1398in" svg:y="4.5161in" svg:width="6.5665in" svg:height="1.922in" draw:z-index="3"><draw:image xlink:href="Pictures/1000020100000640000003849DBB478C23325B8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Object3" text:anchor-type="paragraph" svg:width="6.2992in" svg:height="3.5429in" draw:z-index="4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"/>
      <text:p text:style-name="P1"><draw:frame draw:style-name="fr6" draw:name="Object4" text:anchor-type="paragraph" svg:width="6.2965in" svg:height="3.5457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3" draw:name="Image3" text:anchor-type="paragraph" svg:x="0.0827in" svg:y="0.3772in" svg:width="6.0909in" svg:height="1.2346in" draw:z-index="6"><draw:image xlink:href="Pictures/1000020100000640000003849AA0819E977919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6" draw:name="Object5" text:anchor-type="paragraph" svg:width="6.2965in" svg:height="3.5453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6" draw:name="Object6" text:anchor-type="paragraph" svg:width="6.2965in" svg:height="3.5457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4" draw:name="Image4" text:anchor-type="paragraph" svg:x="0.2409in" svg:y="1.052in" svg:width="6.1071in" svg:height="1.6063in" draw:z-index="9"><draw:image xlink:href="Pictures/1000020100000640000003841B5288D364ED5578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><draw:frame draw:style-name="fr6" draw:name="Object7" text:anchor-type="paragraph" svg:width="6.2957in" svg:height="3.5453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><draw:frame draw:style-name="fr6" draw:name="Object8" text:anchor-type="paragraph" svg:width="6.2965in" svg:height="3.5457in" draw:z-index="11"><draw:object xlink:href="./Object 8" xlink:type="simple" xlink:show="embed" xlink:actuate="onLoad"/><draw:image xlink:href="./ObjectReplacements/Object 8" xlink:type="simple" xlink:show="embed" xlink:actuate="onLoad"/></draw:frame><draw:frame draw:style-name="fr5" draw:name="Image5" text:anchor-type="paragraph" svg:x="0.2516in" svg:y="3.5453in" svg:width="6.1484in" svg:height="1.5902in" draw:z-index="12"><draw:image xlink:href="Pictures/100002010000064000000384AC13173CB8307B9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0:00:17.896635123</meta:creation-date>
    <meta:generator>LibreOffice/5.4.5.1$Linux_X86_64 LibreOffice_project/40m0$Build-1</meta:generator>
    <dc:date>2018-04-10T20:23:54.105288572</dc:date>
    <meta:editing-duration>PT23M30S</meta:editing-duration>
    <meta:editing-cycles>9</meta:editing-cycles>
    <meta:document-statistic meta:table-count="0" meta:image-count="5" meta:object-count="8" meta:page-count="5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12cm" svg:height="8.332cm" xlink:href="." xlink:type="simple" chart:class="chart:scatter" chart:style-name="ch1">
        <chart:legend chart:legend-position="end" svg:x="11.96cm" svg:y="3.618cm" style:legend-expansion="high" chart:style-name="ch2"/>
        <chart:plot-area chart:style-name="ch3" chart:data-source-has-labels="both" svg:x="0.325cm" svg:y="0.249cm" svg:width="11.651cm" svg:height="8.06cm">
          <chartooo:coordinate-region svg:x="0.946cm" svg:y="0.449cm" svg:width="10.658cm" svg:height="7.213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7" chart:values-cell-range-address="local-table.$D$2:.$D$13" chart:label-cell-address="local-table.$D$1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39cm" svg:height="7.84cm" xlink:href="." xlink:type="simple" chart:class="chart:scatter" chart:style-name="ch1">
        <chart:legend chart:legend-position="end" svg:x="11.702cm" svg:y="3.621cm" style:legend-expansion="high" chart:style-name="ch2"/>
        <chart:plot-area chart:style-name="ch3" chart:data-source-has-labels="both" svg:x="0.252cm" svg:y="0.13cm" svg:width="11.492cm" svg:height="7.634cm">
          <chartooo:coordinate-region svg:x="0.636cm" svg:y="0.329cm" svg:width="11.014cm" svg:height="6.788cm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89875368732523">
                <text:p>-0.02898753687325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38026226583929">
                <text:p>-0.0438026226583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41079721537218">
                <text:p>-0.07410797215372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896121586896872">
                <text:p>-0.08961215868968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5360515657826">
                <text:p>-0.1053605156578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1360857004267">
                <text:p>-0.1213608570042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54150679827258">
                <text:p>-0.1541506798272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7095779814364">
                <text:p>-0.170957798143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805223150294">
                <text:p>-0.188052231502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05443974214809">
                <text:p>-0.2054439742148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983476403393">
                <text:p>-0.3983476403393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736cm" svg:y="4.2cm" style:legend-expansion="high" chart:style-name="ch2"/>
        <chart:plot-area chart:style-name="ch3" chart:data-source-has-labels="both" svg:x="0.319cm" svg:y="0.179cm" svg:width="13.098cm" svg:height="8.641cm">
          <chartooo:coordinate-region svg:x="1.046cm" svg:y="0.379cm" svg:width="12.091cm" svg:height="7.794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">
                <text:p>408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.8">
                <text:p>328.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.2">
                <text:p>253.2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.6">
                <text:p>177.6</text:p>
              </table:table-cell>
              <table:table-cell office:value-type="float" office:value="0.848">
                <text:p>0.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" xlink:type="simple" chart:class="chart:scatter" chart:style-name="ch1">
        <chart:legend chart:legend-position="end" svg:x="13.14cm" svg:y="4.204cm" style:legend-expansion="high" chart:style-name="ch2"/>
        <chart:plot-area chart:style-name="ch3" chart:data-source-has-labels="both" svg:x="0.634cm" svg:y="0.126cm" svg:width="11.984cm" svg:height="8.645cm">
          <chartooo:coordinate-region svg:x="1.361cm" svg:y="0.326cm" svg:width="10.977cm" svg:height="7.798cm"/>
          <chart:axis chart:dimension="x" chart:name="primary-x" chart:style-name="ch4" chartooo:axis-type="auto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">
                <text:p>408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.6">
                <text:p>177.6</text:p>
              </table:table-cell>
              <table:table-cell office:value-type="float" office:value="0.844018622589535">
                <text:p>0.8440186225895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4cm" xlink:href="." xlink:type="simple" chart:class="chart:scatter" chart:style-name="ch1">
        <chart:legend chart:legend-position="end" svg:x="13.729cm" svg:y="4.203cm" style:legend-expansion="high" chart:style-name="ch2"/>
        <chart:plot-area chart:style-name="ch3" chart:data-source-has-labels="both" svg:x="0.469cm" svg:y="0.152cm" svg:width="12.573cm" svg:height="8.643cm">
          <chartooo:coordinate-region svg:x="1.302cm" svg:y="0.351cm" svg:width="11.461cm" svg:height="8.245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.4">
                <text:p>410.4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">
                <text:p>312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3">
                <text:p>213</text:p>
              </table:table-cell>
              <table:table-cell office:value-type="float" office:value="-0.226">
                <text:p>-0.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.8">
                <text:p>112.8</text:p>
              </table:table-cell>
              <table:table-cell office:value-type="float" office:value="-0.628">
                <text:p>-0.6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" xlink:type="simple" chart:class="chart:scatter" chart:style-name="ch1">
        <chart:legend chart:legend-position="end" svg:x="13.14cm" svg:y="4.204cm" style:legend-expansion="high" chart:style-name="ch2"/>
        <chart:plot-area chart:style-name="ch3" chart:data-source-has-labels="both" svg:x="0.528cm" svg:y="0.126cm" svg:width="12.09cm" svg:height="8.197cm">
          <chartooo:coordinate-region svg:x="1.361cm" svg:y="0.326cm" svg:width="10.977cm" svg:height="7.798cm"/>
          <chart:axis chart:dimension="x" chart:name="primary-x" chart:style-name="ch4" chartooo:axis-type="auto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.4">
                <text:p>410.4</text:p>
              </table:table-cell>
              <table:table-cell office:value-type="float" office:value="1.27908688605668">
                <text:p>1.279086886056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.6">
                <text:p>177.6</text:p>
              </table:table-cell>
              <table:table-cell office:value-type="float" office:value="-0.632113943322026">
                <text:p>-0.6321139433220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scatter" chart:style-name="ch1">
        <chart:legend chart:legend-position="end" svg:x="13.728cm" svg:y="4.203cm" style:legend-expansion="high" chart:style-name="ch2"/>
        <chart:plot-area chart:style-name="ch3" chart:data-source-has-labels="both" svg:x="0.319cm" svg:y="0.18cm" svg:width="13.09cm" svg:height="8.644cm">
          <chartooo:coordinate-region svg:x="1.523cm" svg:y="0.379cm" svg:width="11.461cm" svg:height="8.246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.4">
                <text:p>416.4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">
                <text:p>340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8">
                <text:p>232.8</text:p>
              </table:table-cell>
              <table:table-cell office:value-type="float" office:value="-0.226">
                <text:p>-0.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">
                <text:p>168</text:p>
              </table:table-cell>
              <table:table-cell office:value-type="float" office:value="-0.628">
                <text:p>-0.6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" xlink:type="simple" chart:class="chart:scatter" chart:style-name="ch1">
        <chart:legend chart:legend-position="end" svg:x="13.14cm" svg:y="4.204cm" style:legend-expansion="high" chart:style-name="ch2"/>
        <chart:plot-area chart:style-name="ch3" chart:data-source-has-labels="both" svg:x="0.157cm" svg:y="0.126cm" svg:width="12.606cm" svg:height="8.197cm">
          <chartooo:coordinate-region svg:x="1.361cm" svg:y="0.326cm" svg:width="10.977cm" svg:height="7.798cm"/>
          <chart:axis chart:dimension="x" chart:name="primary-x" chart:style-name="ch4" chartooo:axis-type="auto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.4">
                <text:p>416.4</text:p>
              </table:table-cell>
              <table:table-cell office:value-type="float" office:value="1.27914596403031">
                <text:p>1.279145964030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.6">
                <text:p>177.6</text:p>
              </table:table-cell>
              <table:table-cell office:value-type="float" office:value="-0.573035969691109">
                <text:p>-0.5730359696911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